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apple-system1"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cmmi10" svg:font-family="cmmi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bold" officeooo:rsid="000ac679" officeooo:paragraph-rsid="000ac679" style:font-size-asian="18pt" style:font-weight-asian="bold" style:font-size-complex="18pt" style:font-weight-complex="bold"/>
    </style:style>
    <style:style style:name="P2" style:family="paragraph" style:parent-style-name="Standard">
      <style:text-properties fo:font-size="12pt" fo:font-weight="bold" officeooo:rsid="000b0798" officeooo:paragraph-rsid="000b0798" style:font-size-asian="10.5pt" style:font-weight-asian="bold" style:font-size-complex="12pt" style:font-weight-complex="bold"/>
    </style:style>
    <style:style style:name="P3" style:family="paragraph" style:parent-style-name="Standard">
      <style:text-properties fo:font-variant="normal" fo:text-transform="none" fo:color="#4f4f4f" style:font-name="inherit" fo:font-size="12pt" fo:letter-spacing="normal" fo:font-style="normal" fo:font-weight="normal"/>
    </style:style>
    <style:style style:name="P4" style:family="paragraph" style:parent-style-name="Standard">
      <style:text-properties fo:font-variant="normal" fo:text-transform="none" fo:color="#2e3d49" style:font-name="Open Sans" fo:font-size="12pt" fo:letter-spacing="normal" fo:font-style="normal" fo:font-weight="bold" officeooo:rsid="000b0798" officeooo:paragraph-rsid="000b0798" style:font-size-asian="10.5pt" style:font-weight-asian="bold" style:font-size-complex="12pt" style:font-weight-complex="bold"/>
    </style:style>
    <style:style style:name="P5" style:family="paragraph" style:parent-style-name="Standard">
      <style:text-properties officeooo:rsid="000dbec4" officeooo:paragraph-rsid="000dbec4"/>
    </style:style>
    <style:style style:name="P6" style:family="paragraph" style:parent-style-name="Standard">
      <style:text-properties officeooo:rsid="000e7be1" officeooo:paragraph-rsid="000e7be1"/>
    </style:style>
    <style:style style:name="P7" style:family="paragraph" style:parent-style-name="Standard" style:list-style-name="L5"/>
    <style:style style:name="P8" style:family="paragraph" style:parent-style-name="Standard" style:list-style-name="L4"/>
    <style:style style:name="P9" style:family="paragraph" style:parent-style-name="Standard" style:list-style-name="L6"/>
    <style:style style:name="P10" style:family="paragraph" style:parent-style-name="Standard">
      <style:text-properties style:font-name="apple-system1"/>
    </style:style>
    <style:style style:name="P11" style:family="paragraph" style:parent-style-name="Standard">
      <style:text-properties style:font-name="apple-system1" officeooo:paragraph-rsid="001b3041"/>
    </style:style>
    <style:style style:name="P12" style:family="paragraph" style:parent-style-name="Standard">
      <style:text-properties officeooo:paragraph-rsid="001a8d9c"/>
    </style:style>
    <style:style style:name="P13" style:family="paragraph" style:parent-style-name="Standard">
      <style:text-properties style:font-name="Liberation Serif"/>
    </style:style>
    <style:style style:name="P14" style:family="paragraph" style:parent-style-name="Text_20_body" style:list-style-name="L4">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style:font-name="inherit" fo:font-size="12pt" fo:letter-spacing="normal" fo:font-style="normal" fo:font-weight="normal"/>
    </style:style>
    <style:style style:name="P15" style:family="paragraph" style:parent-style-name="Text_20_body" style:list-style-name="L4">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style:font-name="inherit" fo:font-size="12pt" fo:letter-spacing="normal" fo:font-style="normal" fo:font-weight="normal" officeooo:paragraph-rsid="001576ac"/>
    </style:style>
    <style:style style:name="P16"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style:font-name="cmmi10" fo:font-size="12pt" fo:letter-spacing="normal" fo:font-style="normal" fo:font-weight="normal" officeooo:rsid="000dbec4" officeooo:paragraph-rsid="000dbec4"/>
    </style:style>
    <style:style style:name="T1" style:family="text">
      <style:text-properties officeooo:rsid="000db0b9"/>
    </style:style>
    <style:style style:name="T2" style:family="text">
      <style:text-properties fo:font-variant="normal" fo:text-transform="none" style:font-name="apple-system" fo:letter-spacing="normal" fo:font-style="normal"/>
    </style:style>
    <style:style style:name="T3" style:family="text">
      <style:text-properties fo:font-variant="normal" fo:text-transform="none" style:font-name="apple-system" fo:font-size="10.5pt" fo:letter-spacing="normal" fo:font-style="normal" fo:font-weight="normal"/>
    </style:style>
    <style:style style:name="T4" style:family="text">
      <style:text-properties fo:font-variant="normal" fo:text-transform="none" style:text-line-through-style="none" style:text-line-through-type="none" style:font-name="apple-system" fo:letter-spacing="normal" fo:font-style="normal" style:text-underline-style="none" style:text-blinking="false"/>
    </style:style>
    <style:style style:name="T5"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style:style>
    <style:style style:name="T6" style:family="text">
      <style:text-properties fo:font-variant="normal" fo:text-transform="none" fo:letter-spacing="normal" fo:font-style="normal"/>
    </style:style>
    <style:style style:name="T7" style:family="text">
      <style:text-properties officeooo:rsid="000e7be1"/>
    </style:style>
    <style:style style:name="T8" style:family="text">
      <style:text-properties officeooo:rsid="000ed688"/>
    </style:style>
    <style:style style:name="T9" style:family="text">
      <style:text-properties officeooo:rsid="000f7b26"/>
    </style:style>
    <style:style style:name="T10" style:family="text">
      <style:text-properties officeooo:rsid="001576ac"/>
    </style:style>
    <style:style style:name="T11" style:family="text">
      <style:text-properties officeooo:rsid="00171a33"/>
    </style:style>
    <style:style style:name="T12" style:family="text">
      <style:text-properties style:font-name="apple-system1" officeooo:rsid="001576ac"/>
    </style:style>
    <style:style style:name="T13" style:family="text">
      <style:text-properties officeooo:rsid="001b3041"/>
    </style:style>
    <style:style style:name="T14" style:family="text">
      <style:text-properties officeooo:rsid="001bf90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6"/>Capstone Project</text:p>
      <text:p text:style-name="P1"/>
      <text:p text:style-name="P2">Student name: Micah <text:span text:style-name="T1">Gerelnyam</text:span></text:p>
      <text:p text:style-name="P2"/>
      <text:p text:style-name="P4"><text:bookmark text:name="step-5-complete-project-write-up"/></text:p>
      <text:list xml:id="list3483419521946526309" text:style-name="L4">
        <text:list-item>
          <text:p text:style-name="P14">What's the goal? What queries will you want to run? How would Spark or Airflow be incorporated? Why did you choose the model you chose?</text:p>
        </text:list-item>
      </text:list>
      <text:p text:style-name="P5">The goal is make a sensible data <text:s/>that can be accessed by the data scientists who want to make their <text:s/>analysis on immigration data. </text:p>
      <text:p text:style-name="P5"/>
      <text:p text:style-name="P6">The queries I would want to run <text:span text:style-name="T11">are join statement between tables, for example</text:span>: </text:p>
      <text:p text:style-name="P6"><text:s/>select * from <text:span text:style-name="T8">temperature</text:span> t join cities c on t.cities = c.cities</text:p>
      <text:p text:style-name="P6"/>
      <text:p text:style-name="P12"><text:span text:style-name="T7">Spark is involved when analyzing bigger data such as temperature while Airflow would be involved if there's a continuous need for scheduling the tasks. </text:span></text:p>
      <text:p text:style-name="P12"/>
      <text:p text:style-name="P12">To summarize, we have a star schema where the center or the fact table of the schema would be port dataset, while all the rest would <text:span text:style-name="T9">be </text:span>dimensions tables <text:span text:style-name="T9">and the reason for that would be it simplifies the join statements between the tables. </text:span></text:p>
      <text:p text:style-name="P16"/>
      <text:list xml:id="list84644810337340" text:continue-numbering="true" text:style-name="L4">
        <text:list-item>
          <text:p text:style-name="P14">Clearly state the rationale for the choice of tools and technologies for the project.</text:p>
        </text:list-item>
      </text:list>
      <text:p text:style-name="Standard">I've used pandas for the smaller data while pyspark for larger sets for efficiency purpose as pandas wasn't able to handle the immigration data. </text:p>
      <text:p text:style-name="Standard"/>
      <text:list xml:id="list84645231253042" text:continue-numbering="true" text:style-name="L4">
        <text:list-item>
          <text:p text:style-name="P15">Document the steps of the process.</text:p>
          <text:p text:style-name="P8"><text:span text:style-name="T10"><text:s/></text:span><text:span text:style-name="T12">Step 1: Scope the Project and Gather Data</text:span></text:p>
          <text:p text:style-name="P8"/>
        </text:list-item>
      </text:list>
      <text:p text:style-name="Standard">First, I want to model the data with a star schema. But with a given data, it wasn't possilble until I found data set called 'port of entry' and with a little bit of transformation, I was able to create a star schema. </text:p>
      <text:p text:style-name="Standard">Second, I want to check if there's any missing data in any one of the, </text:p>
      <text:p text:style-name="Standard">Third, I want to transform the bigger data into parquet format, so that it would be easier for the data scientists for their ad hoc need. </text:p>
      <text:p text:style-name="Standard">Fourth, I want to do basic data quality checks on each one of them by getting an hardware and column infmormation. </text:p>
      <text:p text:style-name="Standard"/>
      <text:p text:style-name="Standard"/>
      <text:p text:style-name="Standard">With a temperature data, we have daily average temperature for all most of the big cities in the world. </text:p>
      <text:p text:style-name="Standard">With us cities demographics data, we have a demographics data on most of the big cities in the US. </text:p>
      <text:p text:style-name="Standard">With airports data, we have a detailed information on each of the domestic airports. </text:p>
      <text:p text:style-name="Standard">With immigration data, we have a time series collective and exhaustive data on port of entries for a given time frame. </text:p>
      <text:p text:style-name="Standard"/>
      <text:p text:style-name="Standard">And I gathered port of entry data that has the code for all of the port of entries in United States. </text:p>
      <text:p text:style-name="Standard"><text:soft-page-break/></text:p>
      <text:p text:style-name="Standard"><text:bookmark text:name="Step-2:-Explore-and-Assess-the-Data"/><text:span text:style-name="T2">Step 2: Explore and Assess the Data</text:span></text:p>
      <text:p text:style-name="Standard"><text:span text:style-name="T4"/></text:p>
      <text:p text:style-name="Standard"><text:bookmark text:name="Cleaning-Steps"/>Cleaning Steps: </text:p>
      <text:p text:style-name="Standard"/>
      <text:p text:style-name="Standard">Preliminary exploration showed that a minor percentage of the each of the data are missing, so I decided to drop any duplicate and then any missing data.</text:p>
      <text:p text:style-name="Standard">Port data had some problems with trailing and leading whitespace, so trimmed the whitespaces.</text:p>
      <text:p text:style-name="Standard"/>
      <text:p text:style-name="P10"><text:bookmark text:name="Step-3:-Define-the-Data-Model"/>Step 3: Define the Data Model</text:p>
      <text:p text:style-name="Standard"/>
      <text:p text:style-name="Standard"><text:bookmark text:name="3.1-Conceptual-Data-Model"/>3.1 Conceptual Data Model</text:p>
      <text:p text:style-name="Standard">Map out the conceptual data model and explain why you chose that model:</text:p>
      <text:p text:style-name="Standard">The mapping of the datasets can be connected through the following channels:</text:p>
      <text:list xml:id="list5399463953613091280" text:style-name="L6">
        <text:list-item>
          <text:p text:style-name="P9">coordinates column of airlines data can be used to connect to longitude and lattitude columns of temperature data.</text:p>
        </text:list-item>
        <text:list-item>
          <text:p text:style-name="P9">city column in temperature data can be used to connect the city column of the cities data.</text:p>
        </text:list-item>
        <text:list-item>
          <text:p text:style-name="P9">i94port column from the immigration dataset and iata_code from airports dataset can be used to connect to the code column of the port dataset.</text:p>
        </text:list-item>
        <text:list-item>
          <text:p text:style-name="P9">The location column of the port data can be further exploted by extracting city information column to connect to the cities, temperature.</text:p>
          <text:p text:style-name="P9">To summarize, we have a star schema where the center or the fact table of the schema would be port dataset, while all the rest would dimensions tables.</text:p>
        </text:list-item>
      </text:list>
      <text:p text:style-name="Standard"><text:bookmark text:name="3.2-Mapping-Out-Data-Pipelines"/>3.2 Mapping Out Data Pipelines</text:p>
      <text:p text:style-name="Standard">List the steps necessary to pipeline the data into the chosen data model:</text:p>
      <text:p text:style-name="Standard">'Port of Entry' csv file came with a four different columns, with city and location columns were repeated twice. So I transformed the dataset so that all the city data is in column while all the location data is in another column.</text:p>
      <text:p text:style-name="Standard"/>
      <text:p text:style-name="P11">Step <text:span text:style-name="T13">4</text:span>: <text:span text:style-name="T13">Run the model</text:span></text:p>
      <text:p text:style-name="P11"/>
      <text:p text:style-name="P13"><text:bookmark text:name="4.2-Data-Quality-Checks-and-Data-dictionary"/><text:span text:style-name="T6">4.2 Data Quality Checks and Data dictionary</text:span></text:p>
      <text:p text:style-name="Standard"><text:span text:style-name="T4"/></text:p>
      <text:p text:style-name="Standard"><text:span text:style-name="T3">The data quality checks I performed is applying pandas info() function to obtain general data integrity information on the column data type, size as well as data dictionary. All the data came from Udacity by default except the port data as this data came from customs agency in the following link: </text:span><text:a xlink:type="simple" xlink:href="https://help.cbp.gov/app/answers/list/search/1/kw/list%20of%20Port%20codes/suggested/1" office:target-frame-name="_blank" xlink:show="new"><text:span text:style-name="T5">https://help.cbp.gov/app/answers/list/search/1/kw/list%20of%20Port%20codes/suggested/1</text:span></text:a></text:p>
      <text:p text:style-name="Standard"/>
      <text:p text:style-name="Standard"/>
      <text:p text:style-name="Standard"/>
      <text:p text:style-name="Standard"/>
      <text:list xml:id="list84644162839587" text:continue-list="list84645231253042" text:style-name="L4">
        <text:list-item>
          <text:p text:style-name="P14">Propose how often the data should be updated and why.</text:p>
          <text:p text:style-name="P8">Data should be updated every month as customs information is released each month while all the other data is static per se.</text:p>
        </text:list-item>
      </text:list>
      <text:p text:style-name="P3"/>
      <text:list xml:id="list84644319848624" text:continue-numbering="true" text:style-name="L4">
        <text:list-header>
          <text:p text:style-name="P14"/>
          <text:p text:style-name="P14"><text:span text:style-name="T14">S</text:span>cenarios:</text:p>
          <text:list>
            <text:list-item>
              <text:p text:style-name="P14"><text:soft-page-break/>If the data was increased by 100x.</text:p>
              <text:p text:style-name="P8"><text:s/>I would definitely use AWS S3 bucket for AWS provides computational power and ample data storage for a reasonable price. </text:p>
              <text:p text:style-name="P14"/>
            </text:list-item>
            <text:list-item>
              <text:p text:style-name="P14">If the pipelines were run on a daily basis by 7am.</text:p>
              <text:p text:style-name="P8"><text:s/>In this case, I would use pipeline tools such as Airflow or Luigi to take advantage of its automated workflow and scheduling tools.</text:p>
              <text:p text:style-name="P8"/>
            </text:list-item>
            <text:list-item>
              <text:p text:style-name="P14">If the database needed to be accessed by 100+ people.</text:p>
            </text:list-item>
          </text:list>
        </text:list-header>
      </text:list>
      <text:p text:style-name="Standard"><text:s/>I would use AWS Redshift for this purpose as this makes it accessible for anyone, an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sans-serif"/>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apple-system1"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cmmi10" svg:font-family="cmmi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08:00:01.722012046</meta:creation-date>
    <meta:generator>LibreOffice/4.2.8.2$Linux_X86_64 LibreOffice_project/420m0$Build-2</meta:generator>
    <dc:date>2019-09-21T08:44:47.551344533</dc:date>
    <meta:editing-duration>PT40M57S</meta:editing-duration>
    <meta:editing-cycles>28</meta:editing-cycles>
    <meta:document-statistic meta:table-count="0" meta:image-count="0" meta:object-count="0" meta:page-count="3" meta:paragraph-count="53" meta:word-count="858" meta:character-count="4848" meta:non-whitespace-character-count="4000"/>
  </office:meta>
</office:document-meta>
</file>